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color="#000000"/>
    </style:style>
  </office:automatic-styles>
  <office:body>
    <office:spreadsheet>
      <table:calculation-settings table:automatic-find-labels="false"/>
      <table:table table:name="ENO_ddG_sumup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1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iga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_propagated</text:p>
          </table:table-cell>
          <table:table-cell office:value-type="string" calcext:value-type="string">
            <text:p>std_propagated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td_prop %</text:p>
          </table:table-cell>
          <table:table-cell office:value-type="string" calcext:value-type="string">
            <text:p>std %</text:p>
          </table:table-cell>
        </table:table-row>
        <table:table-row table:style-name="ro1">
          <table:table-cell office:value-type="string" calcext:value-type="string">
            <text:p>MG_2PG_cl000</text:p>
          </table:table-cell>
          <table:table-cell office:value-type="string" calcext:value-type="string">
            <text:p>2PG</text:p>
          </table:table-cell>
          <table:table-cell office:value-type="float" office:value="-13.7994014199" calcext:value-type="float">
            <text:p>-13.7994014199</text:p>
          </table:table-cell>
          <table:table-cell office:value-type="float" office:value="230.588740574" calcext:value-type="float">
            <text:p>230.588740574</text:p>
          </table:table-cell>
          <table:table-cell office:value-type="float" office:value="15.1851486846" calcext:value-type="float">
            <text:p>15.1851486846</text:p>
          </table:table-cell>
          <table:table-cell office:value-type="float" office:value="230.588740574" calcext:value-type="float">
            <text:p>230.588740574</text:p>
          </table:table-cell>
          <table:table-cell office:value-type="float" office:value="15.1851486846" calcext:value-type="float">
            <text:p>15.1851486846</text:p>
          </table:table-cell>
          <table:table-cell office:value-type="float" office:value="-15.4778" calcext:value-type="float">
            <text:p>-15.4778</text:p>
          </table:table-cell>
          <table:table-cell office:value-type="float" office:value="11.0374" calcext:value-type="float">
            <text:p>11.0374</text:p>
          </table:table-cell>
          <table:table-cell table:number-columns-repeated="2" office:value-type="float" office:value="110.042082425" calcext:value-type="float">
            <text:p>110.042082425</text:p>
          </table:table-cell>
        </table:table-row>
        <table:table-row table:style-name="ro1">
          <table:table-cell office:value-type="string" calcext:value-type="string">
            <text:p>MG_2PG_cl102</text:p>
          </table:table-cell>
          <table:table-cell office:value-type="string" calcext:value-type="string">
            <text:p>2PG</text:p>
          </table:table-cell>
          <table:table-cell office:value-type="float" office:value="-22.9737684211" calcext:value-type="float">
            <text:p>-22.9737684211</text:p>
          </table:table-cell>
          <table:table-cell office:value-type="float" office:value="75.8930909234" calcext:value-type="float">
            <text:p>75.8930909234</text:p>
          </table:table-cell>
          <table:table-cell office:value-type="float" office:value="8.71166407315" calcext:value-type="float">
            <text:p>8.7116640732</text:p>
          </table:table-cell>
          <table:table-cell office:value-type="float" office:value="75.8930909234" calcext:value-type="float">
            <text:p>75.8930909234</text:p>
          </table:table-cell>
          <table:table-cell office:value-type="float" office:value="8.71166407315" calcext:value-type="float">
            <text:p>8.7116640732</text:p>
          </table:table-cell>
          <table:table-cell office:value-type="float" office:value="-23.5537" calcext:value-type="float">
            <text:p>-23.5537</text:p>
          </table:table-cell>
          <table:table-cell office:value-type="float" office:value="5.7706" calcext:value-type="float">
            <text:p>5.7706</text:p>
          </table:table-cell>
          <table:table-cell table:number-columns-repeated="2" office:value-type="float" office:value="37.9200482632" calcext:value-type="float">
            <text:p>37.9200482632</text:p>
          </table:table-cell>
        </table:table-row>
        <table:table-row table:style-name="ro1">
          <table:table-cell office:value-type="string" calcext:value-type="string">
            <text:p>MG_2PG_cl203</text:p>
          </table:table-cell>
          <table:table-cell office:value-type="string" calcext:value-type="string">
            <text:p>2PG</text:p>
          </table:table-cell>
          <table:table-cell office:value-type="float" office:value="-10.5590443609" calcext:value-type="float">
            <text:p>-10.5590443609</text:p>
          </table:table-cell>
          <table:table-cell office:value-type="float" office:value="179.092180912" calcext:value-type="float">
            <text:p>179.092180912</text:p>
          </table:table-cell>
          <table:table-cell office:value-type="float" office:value="13.3825326793" calcext:value-type="float">
            <text:p>13.3825326793</text:p>
          </table:table-cell>
          <table:table-cell office:value-type="float" office:value="179.092180912" calcext:value-type="float">
            <text:p>179.092180912</text:p>
          </table:table-cell>
          <table:table-cell office:value-type="float" office:value="13.3825326793" calcext:value-type="float">
            <text:p>13.3825326793</text:p>
          </table:table-cell>
          <table:table-cell office:value-type="float" office:value="-12.119" calcext:value-type="float">
            <text:p>-12.119</text:p>
          </table:table-cell>
          <table:table-cell office:value-type="float" office:value="7.1093" calcext:value-type="float">
            <text:p>7.1093</text:p>
          </table:table-cell>
          <table:table-cell table:number-columns-repeated="2" office:value-type="float" office:value="126.739998639" calcext:value-type="float">
            <text:p>126.739998639</text:p>
          </table:table-cell>
        </table:table-row>
        <table:table-row table:style-name="ro1">
          <table:table-cell office:value-type="string" calcext:value-type="string">
            <text:p>MG_PEP_cl000</text:p>
          </table:table-cell>
          <table:table-cell office:value-type="string" calcext:value-type="string">
            <text:p>PEP</text:p>
          </table:table-cell>
          <table:table-cell office:value-type="float" office:value="-27.7018563895" calcext:value-type="float">
            <text:p>-27.7018563895</text:p>
          </table:table-cell>
          <table:table-cell office:value-type="float" office:value="495.448695901" calcext:value-type="float">
            <text:p>495.448695901</text:p>
          </table:table-cell>
          <table:table-cell office:value-type="float" office:value="22.2586768677" calcext:value-type="float">
            <text:p>22.2586768677</text:p>
          </table:table-cell>
          <table:table-cell office:value-type="float" office:value="495.448695901" calcext:value-type="float">
            <text:p>495.448695901</text:p>
          </table:table-cell>
          <table:table-cell office:value-type="float" office:value="22.2586768677" calcext:value-type="float">
            <text:p>22.2586768677</text:p>
          </table:table-cell>
          <table:table-cell office:value-type="float" office:value="-31.6536" calcext:value-type="float">
            <text:p>-31.6536</text:p>
          </table:table-cell>
          <table:table-cell office:value-type="float" office:value="12.5633" calcext:value-type="float">
            <text:p>12.5633</text:p>
          </table:table-cell>
          <table:table-cell table:number-columns-repeated="2" office:value-type="float" office:value="80.3508492528" calcext:value-type="float">
            <text:p>80.3508492528</text:p>
          </table:table-cell>
        </table:table-row>
        <table:table-row table:style-name="ro1">
          <table:table-cell office:value-type="string" calcext:value-type="string">
            <text:p>MG_PEP_cl302</text:p>
          </table:table-cell>
          <table:table-cell office:value-type="string" calcext:value-type="string">
            <text:p>PEP</text:p>
          </table:table-cell>
          <table:table-cell office:value-type="float" office:value="-15.5044721805" calcext:value-type="float">
            <text:p>-15.5044721805</text:p>
          </table:table-cell>
          <table:table-cell office:value-type="float" office:value="367.928617072" calcext:value-type="float">
            <text:p>367.928617072</text:p>
          </table:table-cell>
          <table:table-cell office:value-type="float" office:value="19.1814654568" calcext:value-type="float">
            <text:p>19.1814654568</text:p>
          </table:table-cell>
          <table:table-cell office:value-type="float" office:value="367.928617072" calcext:value-type="float">
            <text:p>367.928617072</text:p>
          </table:table-cell>
          <table:table-cell office:value-type="float" office:value="19.1814654568" calcext:value-type="float">
            <text:p>19.1814654568</text:p>
          </table:table-cell>
          <table:table-cell office:value-type="float" office:value="-22.1745" calcext:value-type="float">
            <text:p>-22.1745</text:p>
          </table:table-cell>
          <table:table-cell office:value-type="float" office:value="10.233" calcext:value-type="float">
            <text:p>10.233</text:p>
          </table:table-cell>
          <table:table-cell table:number-columns-repeated="2" office:value-type="float" office:value="123.71569463" calcext:value-type="float">
            <text:p>123.71569463</text:p>
          </table:table-cell>
        </table:table-row>
        <table:table-row table:style-name="ro1">
          <table:table-cell office:value-type="string" calcext:value-type="string">
            <text:p>MG_PEP_cl402</text:p>
          </table:table-cell>
          <table:table-cell office:value-type="string" calcext:value-type="string">
            <text:p>PEP</text:p>
          </table:table-cell>
          <table:table-cell office:value-type="float" office:value="-27.6868165414" calcext:value-type="float">
            <text:p>-27.6868165414</text:p>
          </table:table-cell>
          <table:table-cell office:value-type="float" office:value="179.180480074" calcext:value-type="float">
            <text:p>179.180480074</text:p>
          </table:table-cell>
          <table:table-cell office:value-type="float" office:value="13.385831318" calcext:value-type="float">
            <text:p>13.385831318</text:p>
          </table:table-cell>
          <table:table-cell office:value-type="float" office:value="179.180480074" calcext:value-type="float">
            <text:p>179.180480074</text:p>
          </table:table-cell>
          <table:table-cell office:value-type="float" office:value="13.385831318" calcext:value-type="float">
            <text:p>13.385831318</text:p>
          </table:table-cell>
          <table:table-cell office:value-type="float" office:value="-30.694" calcext:value-type="float">
            <text:p>-30.694</text:p>
          </table:table-cell>
          <table:table-cell office:value-type="float" office:value="7.18" calcext:value-type="float">
            <text:p>7.18</text:p>
          </table:table-cell>
          <table:table-cell table:number-columns-repeated="2" office:value-type="float" office:value="48.3473110677" calcext:value-type="float">
            <text:p>48.3473110677</text:p>
          </table:table-cell>
        </table:table-row>
        <table:table-row table:style-name="ro1">
          <table:table-cell office:value-type="string" calcext:value-type="string">
            <text:p>2PG sumup</text:p>
          </table:table-cell>
          <table:table-cell office:value-type="string" calcext:value-type="string">
            <text:p>2PG</text:p>
          </table:table-cell>
          <table:table-cell office:value-type="float" office:value="-15.7774047339" calcext:value-type="float">
            <text:p>-15.7774047339</text:p>
          </table:table-cell>
          <table:table-cell office:value-type="float" office:value="53.9526680455" calcext:value-type="float">
            <text:p>53.9526680455</text:p>
          </table:table-cell>
          <table:table-cell office:value-type="float" office:value="7.34524799074" calcext:value-type="float">
            <text:p>7.3452479907</text:p>
          </table:table-cell>
          <table:table-cell office:value-type="float" office:value="27.6438108035" calcext:value-type="float">
            <text:p>27.6438108035</text:p>
          </table:table-cell>
          <table:table-cell office:value-type="float" office:value="5.25773818324" calcext:value-type="float">
            <text:p>5.2577381832</text:p>
          </table:table-cell>
          <table:table-cell office:value-type="float" office:value="-13.7994014199" calcext:value-type="float">
            <text:p>-13.7994014199</text:p>
          </table:table-cell>
          <table:table-cell office:value-type="float" office:value="3.24035705898" calcext:value-type="float">
            <text:p>3.240357059</text:p>
          </table:table-cell>
          <table:table-cell office:value-type="float" office:value="46.5554894142" calcext:value-type="float">
            <text:p>46.5554894142</text:p>
          </table:table-cell>
          <table:table-cell office:value-type="float" office:value="33.3244806221" calcext:value-type="float">
            <text:p>33.3244806221</text:p>
          </table:table-cell>
        </table:table-row>
        <table:table-row table:style-name="ro1">
          <table:table-cell office:value-type="string" calcext:value-type="string">
            <text:p>PEP sumup</text:p>
          </table:table-cell>
          <table:table-cell office:value-type="string" calcext:value-type="string">
            <text:p>PEP</text:p>
          </table:table-cell>
          <table:table-cell office:value-type="float" office:value="-23.6310483704" calcext:value-type="float">
            <text:p>-23.6310483704</text:p>
          </table:table-cell>
          <table:table-cell office:value-type="float" office:value="115.839754783" calcext:value-type="float">
            <text:p>115.839754783</text:p>
          </table:table-cell>
          <table:table-cell office:value-type="float" office:value="10.7628878459" calcext:value-type="float">
            <text:p>10.7628878459</text:p>
          </table:table-cell>
          <table:table-cell office:value-type="float" office:value="33.0206579852" calcext:value-type="float">
            <text:p>33.0206579852</text:p>
          </table:table-cell>
          <table:table-cell office:value-type="float" office:value="5.74636041205" calcext:value-type="float">
            <text:p>5.7463604121</text:p>
          </table:table-cell>
          <table:table-cell office:value-type="float" office:value="-27.6868165414" calcext:value-type="float">
            <text:p>-27.6868165414</text:p>
          </table:table-cell>
          <table:table-cell office:value-type="float" office:value="0.0150398480989" calcext:value-type="float">
            <text:p>0.0150398481</text:p>
          </table:table-cell>
          <table:table-cell office:value-type="float" office:value="45.5455368597" calcext:value-type="float">
            <text:p>45.5455368597</text:p>
          </table:table-cell>
          <table:table-cell office:value-type="float" office:value="24.3169931438" calcext:value-type="float">
            <text:p>24.3169931438</text:p>
          </table:table-cell>
        </table:table-row>
        <table:table-row table:style-name="ro1">
          <table:table-cell office:value-type="string" calcext:value-type="string">
            <text:p>ddG</text:p>
          </table:table-cell>
          <table:table-cell office:value-type="string" calcext:value-type="string">
            <text:p>PEP-2PG</text:p>
          </table:table-cell>
          <table:table-cell office:value-type="float" office:value="-7.85364363647" calcext:value-type="float">
            <text:p>-7.8536436365</text:p>
          </table:table-cell>
          <table:table-cell office:value-type="float" office:value="169.792422828" calcext:value-type="float">
            <text:p>169.792422828</text:p>
          </table:table-cell>
          <table:table-cell office:value-type="float" office:value="13.0304421578" calcext:value-type="float">
            <text:p>13.0304421578</text:p>
          </table:table-cell>
          <table:table-cell office:value-type="float" office:value="60.6644687887" calcext:value-type="float">
            <text:p>60.6644687887</text:p>
          </table:table-cell>
          <table:table-cell office:value-type="float" office:value="7.78873987168" calcext:value-type="float">
            <text:p>7.7887398717</text:p>
          </table:table-cell>
          <table:table-cell office:value-type="float" office:value="-13.8874151215" calcext:value-type="float">
            <text:p>-13.8874151215</text:p>
          </table:table-cell>
          <table:table-cell office:value-type="float" office:value="3.25539690707" calcext:value-type="float">
            <text:p>3.2553969071</text:p>
          </table:table-cell>
          <table:table-cell office:value-type="float" office:value="165.915882627" calcext:value-type="float">
            <text:p>165.915882627</text:p>
          </table:table-cell>
          <table:table-cell office:value-type="float" office:value="99.1735840356" calcext:value-type="float">
            <text:p>99.1735840356</text:p>
          </table:table-cell>
        </table:table-row>
        <table:table-row table:style-name="ro1">
          <table:table-cell office:value-type="string" calcext:value-type="string">
            <text:p>dKd</text:p>
          </table:table-cell>
          <table:table-cell office:value-type="string" calcext:value-type="string">
            <text:p>PEP-2PG</text:p>
          </table:table-cell>
          <table:table-cell office:value-type="float" office:value="0.00000175080330478" calcext:value-type="float">
            <text:p>1.75080330478E-06</text:p>
          </table:table-cell>
          <table:table-cell office:value-type="float" office:value="4.91873934591E-016" calcext:value-type="float">
            <text:p>4.91873934591E-16</text:p>
          </table:table-cell>
          <table:table-cell office:value-type="float" office:value="6231.90617854" calcext:value-type="float">
            <text:p>6231.90617854</text:p>
          </table:table-cell>
          <table:table-cell office:value-type="float" office:value="0.00000000000342018439331" calcext:value-type="float">
            <text:p>3.42018439331E-12</text:p>
          </table:table-cell>
          <table:table-cell office:value-type="float" office:value="0.896241798551" calcext:value-type="float">
            <text:p>0.8962417986</text:p>
          </table:table-cell>
          <table:table-cell office:value-type="float" office:value="0.0000000000661379457601" calcext:value-type="float">
            <text:p>6.61379457601E-11</text:p>
          </table:table-cell>
          <table:table-cell office:value-type="float" office:value="0.0000000160943701183" calcext:value-type="float">
            <text:p>1.60943701183E-08</text:p>
          </table:table-cell>
          <table:table-cell office:value-type="float" office:value="355945534345" calcext:value-type="float">
            <text:p>355945534345</text:p>
          </table:table-cell>
          <table:table-cell office:value-type="float" office:value="51190319.1011" calcext:value-type="float">
            <text:p>51190319.1011</text:p>
          </table:table-cell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5:55:47.072664620</dc:date>
    <meta:editing-duration>PT32M34S</meta:editing-duration>
    <meta:editing-cycles>1</meta:editing-cycles>
    <meta:document-statistic meta:table-count="1" meta:cell-count="120" meta:object-count="0"/>
    <meta:generator>LibreOffice/5.0.3.2$Linux_X86_64 LibreOffice_project/00m0$Build-2</meta:generator>
  </office:meta>
</office:document-meta>
</file>